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erif CJK HK" svg:font-family="'Noto Serif CJK HK'" style:font-family-generic="system" style:font-pitch="variable"/>
    <style:font-face style:name="Noto Serif CJK SC" svg:font-family="'Noto Serif CJK SC'" style:font-family-generic="system" style:font-pitch="variable"/>
    <style:font-face style:name="Noto Serif Devanagari" svg:font-family="'Noto Serif Devanagari'" style:font-family-generic="roman"/>
    <style:font-face style:name="Noto Serif Devanagari1" svg:font-family="'Noto Serif Devanagari'" style:font-family-generic="system" style:font-pitch="variable"/>
    <style:font-face style:name="aptos" svg:font-family="aptos, 'aptos embeddedfont', 'aptos msfontservice', calibri, helvetica, sans-serif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fo:color="#000000" loext:opacity="100%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fo:color="#000000" loext:opacity="100%" style:font-name="aptos" fo:font-size="11pt" fo:font-weight="bold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fo:color="#000000" loext:opacity="100%" style:font-name="aptos" fo:font-size="11pt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fo:color="#000000" loext:opacity="100%" style:font-name="aptos" fo:font-size="10pt" fo:font-style="italic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fo:color="#000000" loext:opacity="100%" officeooo:rsid="00010e93" officeooo:paragraph-rsid="00010e93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officeooo:rsid="00010e93" officeooo:paragraph-rsid="00010e93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officeooo:paragraph-rsid="00025bd9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officeooo:rsid="00027f4d" officeooo:paragraph-rsid="00027f4d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officeooo:paragraph-rsid="00027f4d"/>
    </style:style>
    <style:style style:name="T1" style:family="text">
      <style:text-properties style:font-name="aptos" fo:font-size="11pt"/>
    </style:style>
    <style:style style:name="T2" style:family="text">
      <style:text-properties style:font-name="aptos" fo:font-size="11pt" officeooo:rsid="00010e93"/>
    </style:style>
    <style:style style:name="T3" style:family="text">
      <style:text-properties fo:color="#000000" loext:opacity="100%" style:font-name="aptos" fo:font-size="11pt"/>
    </style:style>
    <style:style style:name="T4" style:family="text">
      <style:text-properties fo:color="#000000" loext:opacity="100%" style:font-name="aptos" fo:font-size="11pt" fo:font-style="italic"/>
    </style:style>
    <style:style style:name="T5" style:family="text">
      <style:text-properties fo:color="#000000" loext:opacity="100%" style:font-name="aptos" fo:font-size="11pt" officeooo:rsid="00010e93"/>
    </style:style>
    <style:style style:name="T6" style:family="text">
      <style:text-properties fo:color="#000000" loext:opacity="100%" style:font-name="aptos" fo:font-size="11pt" officeooo:rsid="00027f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 <text:span text:style-name="T1">Bonjour </text:span><text:span text:style-name="T2">Monsieur SALA</text:span><text:span text:style-name="T1">,</text:span></text:p>
      <text:p text:style-name="P6"><text:span text:style-name="T1"/></text:p>
      <text:p text:style-name="P8"><text:span text:style-name="T5">Je me permets de vous contacter suite au mail de Madame GOUATARBES </text:span><text:span text:style-name="T6">qui nous lit en copie</text:span><text:span text:style-name="T5">. </text:span></text:p>
      <text:p text:style-name="P8"><text:span text:style-name="T5">En effet, je suis étudiant en BUT informatique à l’IUT de Bayonne; </text:span></text:p>
      <text:p text:style-name="P8"><text:span text:style-name="T5">Madame GOUATARBES m’a indiqué que vous dirigiez une société d’infogérance/ services managés sur le Pays Basque. </text:span></text:p>
      <text:p text:style-name="P8"><text:span text:style-name="T5">Je suis actuellement en recherche du stage de 10 semaines (du 8 Avril au 14 juin 2024). Le but de ce stage étant de valider mon année, je me permets donc de vous contacter à ce sujet.</text:span></text:p>
      <text:p text:style-name="P8"><text:span text:style-name="T5"/></text:p>
      <text:p text:style-name="P7"><text:span text:style-name="T3">Ma formation et mon expérience personnelle m’ont amené à apprendre de nouvelles<text:line-break/>technologies telles que JavaScript. Par ailleurs, je sais programmer en C/C++, SQL, PL /SQL, <text:s/>PHP, Java, Python etc. Au-delà de la partie informatique, l’idée de pouvoir interagir au sein d’une équipe dynamique telle que la vôtre est une réelle motivation. </text:span></text:p>
      <text:p text:style-name="P7"><text:span text:style-name="T3"/></text:p>
      <text:p text:style-name="P9"><text:span text:style-name="T3">Je me suis d’ailleurs renseigné sur votre société Aditu qui travaille dans le secteur de l’admnistration, la sécurité des données. </text:span></text:p>
      <text:p text:style-name="P9"><text:span text:style-name="T3"/></text:p>
      <text:p text:style-name="P9"><text:span text:style-name="T3">Le stage doit avoir pour objetcif la programmation, que ce soit sur de l’interface web ou sur du Back-End par exemple mais aussi dans la gestion des données. </text:span></text:p>
      <text:p text:style-name="P9"><text:span text:style-name="T3"/></text:p>
      <text:p text:style-name="P7"><text:span text:style-name="T3">Ainsi, je reste à votre disposition pour un éventuel entretien.</text:span></text:p>
      <text:p text:style-name="P7"><text:span text:style-name="T3"/></text:p>
      <text:p text:style-name="P7"><text:span text:style-name="T3">Cordialement,</text:span></text:p>
      <text:p text:style-name="P7"><text:span text:style-name="T3"/></text:p>
      <text:p text:style-name="P3">Maxime MONTOURO</text:p>
      <text:p text:style-name="P4"/>
      <text:p text:style-name="P1"><text:span text:style-name="T4">Étudiant en BUT informatique - Mail universitaire : </text:span><text:a xlink:type="simple" xlink:href="mailto:mmontouro@iutbayonne.univ-pau.fr" office:target-frame-name="_blank" xlink:show="new" text:style-name="Internet_20_link" text:visited-style-name="Visited_20_Internet_20_Link">mmontouro@iutbayonne.univ-pau.fr</text:a></text:p>
      <text:p text:style-name="P5">Tél. +33(0) 6 43 94 50 13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erif CJK HK" svg:font-family="'Noto Serif CJK HK'" style:font-family-generic="system" style:font-pitch="variable"/>
    <style:font-face style:name="Noto Serif CJK SC" svg:font-family="'Noto Serif CJK SC'" style:font-family-generic="system" style:font-pitch="variable"/>
    <style:font-face style:name="Noto Serif Devanagari" svg:font-family="'Noto Serif Devanagari'" style:font-family-generic="roman"/>
    <style:font-face style:name="Noto Serif Devanagari1" svg:font-family="'Noto Serif Devanagari'" style:font-family-generic="system" style:font-pitch="variable"/>
    <style:font-face style:name="aptos" svg:font-family="aptos, 'aptos embeddedfont', 'aptos msfontservice', calibri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Noto Serif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erif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erif CJK HK" style:font-family-asian="'Noto Serif CJK HK'" style:font-family-generic-asian="system" style:font-pitch-asian="variable" style:font-size-asian="14pt" style:font-name-complex="Noto Serif Devanagari1" style:font-family-complex="'Noto Serif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erif Devanagari" style:font-family-complex="'Noto Serif Devanagari'" style:font-family-generic-complex="roman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erif Devanagari" style:font-family-complex="'Noto Serif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erif Devanagari" style:font-family-complex="'Noto Serif Devanagari'" style:font-family-generic-complex="roman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11:22:55.083049846</meta:creation-date>
    <dc:date>2024-03-14T14:27:02.352276331</dc:date>
    <meta:editing-duration>PT4H13M25S</meta:editing-duration>
    <meta:editing-cycles>3</meta:editing-cycles>
    <meta:generator>LibreOffice/7.4.7.2$Linux_X86_64 LibreOffice_project/40$Build-2</meta:generator>
    <meta:document-statistic meta:table-count="0" meta:image-count="0" meta:object-count="0" meta:page-count="1" meta:paragraph-count="13" meta:word-count="214" meta:character-count="1301" meta:non-whitespace-character-count="1092"/>
  </office:meta>
</office:document-meta>
</file>